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8256in"/>
    </style:style>
    <style:style style:name="co14" style:family="table-column">
      <style:table-column-properties fo:break-before="auto" style:column-width="2.8874in"/>
    </style:style>
    <style:style style:name="co15" style:family="table-column">
      <style:table-column-properties fo:break-before="auto" style:column-width="0.7429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1.622in"/>
    </style:style>
    <style:style style:name="co18" style:family="table-column">
      <style:table-column-properties fo:break-before="auto" style:column-width="7.0154in"/>
    </style:style>
    <style:style style:name="co19" style:family="table-column">
      <style:table-column-properties fo:break-before="auto" style:column-width="2.5118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3.7665in"/>
    </style:style>
    <style:style style:name="co22" style:family="table-column">
      <style:table-column-properties fo:break-before="auto" style:column-width="1.6327in"/>
    </style:style>
    <style:style style:name="co23" style:family="table-column">
      <style:table-column-properties fo:break-before="auto" style:column-width="2.2866in"/>
    </style:style>
    <style:style style:name="co24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 style:vertical-align="top"/>
    </style:style>
    <style:style style:name="ce16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4"/>
    <style:style style:name="ce33" style:family="table-cell" style:parent-style-name="Default" style:data-style-name="N0">
      <style:table-cell-properties style:vertical-align="top"/>
    </style:style>
    <style:style style:name="ce35" style:family="table-cell" style:parent-style-name="Default" style:data-style-name="N11">
      <style:table-cell-properties style:vertical-align="top"/>
      <style:map style:condition="cell-content()&gt;3 %" style:apply-style-name="Voltage_20_Loss" style:base-cell-address="'Schematic chart'.H2"/>
    </style:style>
    <style:style style:name="ce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7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47" style:family="table-cell" style:parent-style-name="Voltage_20_Loss">
      <style:table-cell-properties fo:background-color="transparent" style:vertical-align="top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5" style:family="table-cell" style:parent-style-name="Pivot_20_Table_20_Field">
      <style:table-cell-properties fo:border="0.99pt solid #000000"/>
    </style:style>
    <style:style style:name="ce5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="0.99pt solid #000000"/>
    </style:style>
    <style:style style:name="ce6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3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4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65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6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84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8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6" style:family="table-cell" style:parent-style-name="Pivot_20_Table_20_Value">
      <style:table-cell-properties fo:border-bottom="none" fo:border-left="0.99pt solid #000000" fo:border-right="none" fo:border-top="none"/>
    </style:style>
    <style:style style:name="ce87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8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9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98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9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00" style:family="table-cell" style:parent-style-name="Pivot_20_Table_20_Value">
      <style:table-cell-properties fo:border-bottom="none" fo:border-left="none" fo:border-right="2.01pt solid #000000" fo:border-top="none"/>
    </style:style>
    <style:style style:name="ce10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2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5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93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5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8" table:formula="of:= IF 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]); [.E4]+Buffer; &quot;&quot;)">
            <text:p/>
          </table:table-cell>
          <table:table-cell table:style-name="ce4"/>
          <table:table-cell table:style-name="ce38" table:formula="of:= IF 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8" table:formula="of:= IF 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8" table:formula="of:= IF 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8" table:formula="of:= IF 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8" table:formula="of:= IF 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8" table:formula="of:= IF 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47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Правая фара ‘поворот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18" office:value-type="string" calcext:value-type="string">
            <text:p>Зелёный</text:p>
          </table:table-cell>
          <table:table-cell table:style-name="ce22" office:value-type="float" office:value="2" calcext:value-type="float">
            <text:p>2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33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8" table:formula="of:= IF 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8" table:formula="of:= IF 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8" table:formula="of:= IF 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8" table:formula="of:= IF 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8" table:formula="of:= IF 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" calcext:value-type="float" table:number-columns-spanned="1" table:number-rows-spanned="3">
            <text:p>2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3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8" table:formula="of:= IF 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8" table:formula="of:= IF 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8" table:formula="of:= IF 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8" table:formula="of:= IF 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8" table:formula="of:= IF 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2]); [.E42]+Buffer; &quot;&quot;)">
            <text:p/>
          </table:table-cell>
          <table:table-cell table:style-name="ce4"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8" table:formula="of:= IF 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2" office:value-type="float" office:value="5" calcext:value-type="float" table:number-columns-spanned="1" table:number-rows-spanned="4">
            <text:p>5.00</text:p>
          </table:table-cell>
          <table:table-cell table:style-name="ce22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2" office:value-type="float" office:value="5" calcext:value-type="float">
            <text:p>5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2"/>
          <table:covered-table-cell table:style-name="ce4"/>
          <table:table-cell table:style-name="ce33"/>
          <table:table-cell table:style-name="ce38" table:formula="of:= IF 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8" table:formula="of:= IF 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8" table:formula="of:= IF 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8" table:formula="of:= IF 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8" table:formula="of:= IF 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8" table:formula="of:= IF 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8" table:formula="of:= IF 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8" table:formula="of:= IF 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8" table:formula="of:= IF 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8" table:formula="of:= IF 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8" table:formula="of:= IF 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4]); [.E64]+Buffer; &quot;&quot;)">
            <text:p/>
          </table:table-cell>
          <table:table-cell table:style-name="ce4"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8" table:formula="of:= IF 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D’</text:p>
          </table:table-cell>
          <table:table-cell table:style-name="ce18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8" table:formula="of:= IF 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7]); [.E67]+Buffer; &quot;&quot;)">
            <text:p/>
          </table:table-cell>
          <table:table-cell table:style-name="ce4"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8" table:formula="of:= IF 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B+’</text:p>
          </table:table-cell>
          <table:table-cell table:style-name="ce18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90" calcext:value-type="float" table:number-columns-spanned="1" table:number-rows-spanned="2">
            <text:p>90.00</text:p>
          </table:table-cell>
          <table:table-cell table:style-name="ce22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8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7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8" table:formula="of:= IF 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0]); [.E70]+Buffer; &quot;&quot;)">
            <text:p/>
          </table:table-cell>
          <table:table-cell table:style-name="ce4"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8" table:formula="of:= IF 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2" office:value-type="string" calcext:value-type="string" table:number-columns-spanned="1" table:number-rows-spanned="3">
            <text:p>X</text:p>
          </table:table-cell>
          <table:table-cell table:style-name="ce22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8" table:formula="of:= IF 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8" table:formula="of:= IF 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8" table:formula="of:= IF 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4]); [.E74]+Buffer; &quot;&quot;)">
            <text:p/>
          </table:table-cell>
          <table:table-cell table:style-name="ce4"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8" table:formula="of:= IF 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8" table:formula="of:= IF 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7]); [.E77]+Buffer; &quot;&quot;)">
            <text:p/>
          </table:table-cell>
          <table:table-cell table:style-name="ce4"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8" table:formula="of:= IF 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10" calcext:value-type="float">
            <text:p>10</text:p>
          </table:table-cell>
          <table:table-cell table:style-name="ce38" table:formula="of:= IF 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2" office:value-type="float" office:value="20" calcext:value-type="float">
            <text:p>20.00</text:p>
          </table:table-cell>
          <table:table-cell table:style-name="ce22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 table:number-columns-spanned="1" table:number-rows-spanned="3">
            <text:p>Серый (Красный)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81]); [.E81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38" table:formula="of:= IF 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дальнего света ‘30’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 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 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4]); [.E84]+Buffer; &quot;&quot;)">
            <text:p/>
          </table:table-cell>
          <table:table-cell table:style-name="ce4" table:formula="of:=IF(ISNUMBER([.D84]); IF ([.D84] &lt;= 1;     IF ([.E84] &lt;= 7; 1;     IF ([.E84] &lt;= 10; 1.5;     IF ([.E84] &lt;= 17; 2.5;     IF ([.E84] &lt;= 28; 4;     IF ([.E84] &lt;= 42; 6; 10)))));  IF ([.D84] &lt;= 2;     IF ([.E84] &lt;= 1.5; 1;     IF ([.E84] &lt;= 5; 1.5;     IF ([.E84] &lt;= 8.5; 2.5;     IF ([.E84] &lt;= 14; 4;     IF ([.E84] &lt;= 21; 6; 10)))));  IF ([.D84] &lt;= 4;     IF ([.E84] &lt;= 1.5; 1;     IF ([.E84] &lt;= 2.5; 1.5;     IF ([.E84] &lt;= 4; 2.5;     IF ([.E84] &lt;= 7; 4;     IF ([.E84] &lt;= 10.5; 6; 10)))));  IF ([.D84] &lt;= 6;     IF ([.E84] &lt;= 1.5; 1.5;     IF ([.E84] &lt;= 2.5; 2.5;     IF ([.E84] &lt;= 4.5; 4;     IF ([.E84] &lt;= 7; 6; 10))));  IF ([.D84] &lt;= 10;     IF ([.E84] &lt;= 1.5; 2.5;     IF ([.E84] &lt;= 2.5; 4;     IF ([.E84] &lt;= 4; 6;     IF ([.E84] &lt;= 7; 10;     IF ([.E84] &lt;= 10.5; 16;     IF ([.E84] &lt;= 17.5; 25;     IF ([.E84] &lt;= 24; 35; 50)))))));  IF ([.D84] &lt;= 15;     IF ([.E84] &lt;= 1; 2.5;     IF ([.E84] &lt;= 1.5; 4;     IF ([.E84] &lt;= 2.5; 6;     IF ([.E84] &lt;= 4.5; 10;     IF ([.E84] &lt;= 7; 16;     IF ([.E84] &lt;= 11.5; 25;     IF ([.E84] &lt;= 16; 35; 50)))))));  IF ([.D84] &lt;= 25;     IF ([.E84] &lt;= 1; 4;     IF ([.E84] &lt;= 1.5; 6;     IF ([.E84] &lt;= 2.5; 10;     IF ([.E84] &lt;= 4; 16;     IF ([.E84] &lt;= 7; 25;     IF ([.E84] &lt;= 9.5; 35; 50))))));  IF ([.D84] &lt;= 30;     IF ([.E84] &lt;= 1; 6;     IF ([.E84] &lt;= 2; 10;     IF ([.E84] &lt;= 3.5; 16;     IF ([.E84] &lt;= 5.4; 25;     IF ([.E84] &lt;= 8; 35; 50)))));  IF ([.D84] &lt;= 40;     IF ([.E84] &lt;= 1.5; 10;     IF ([.E84] &lt;= 2.5; 16;     IF ([.E84] &lt;= 4; 25;     IF ([.E84] &lt;= 6; 35; 50))));  &quot;Way too heavy&quot; ))))))))); &quot;&quot;)">
            <text:p/>
          </table:table-cell>
          <table:table-cell table:style-name="ce38" table:formula="of:= IF 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</text:p>
          </table:table-cell>
          <table:table-cell table:style-name="ce18" office:value-type="string" calcext:value-type="string" table:number-columns-spanned="1" table:number-rows-spanned="2">
            <text:p>Фиолетовый (Чёрный)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3" office:value-type="float" office:value="10" calcext:value-type="float">
            <text:p>10</text:p>
          </table:table-cell>
          <table:table-cell table:style-name="ce38" table:formula="of:= IF 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8" table:formula="of:= IF 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7]); [.E87]+Buffer; &quot;&quot;)">
            <text:p/>
          </table:table-cell>
          <table:table-cell table:style-name="ce4" table:formula="of:=IF(ISNUMBER([.D87]); IF ([.D87] &lt;= 1;     IF ([.E87] &lt;= 7; 1;     IF ([.E87] &lt;= 10; 1.5;     IF ([.E87] &lt;= 17; 2.5;     IF ([.E87] &lt;= 28; 4;     IF ([.E87] &lt;= 42; 6; 10)))));  IF ([.D87] &lt;= 2;     IF ([.E87] &lt;= 1.5; 1;     IF ([.E87] &lt;= 5; 1.5;     IF ([.E87] &lt;= 8.5; 2.5;     IF ([.E87] &lt;= 14; 4;     IF ([.E87] &lt;= 21; 6; 10)))));  IF ([.D87] &lt;= 4;     IF ([.E87] &lt;= 1.5; 1;     IF ([.E87] &lt;= 2.5; 1.5;     IF ([.E87] &lt;= 4; 2.5;     IF ([.E87] &lt;= 7; 4;     IF ([.E87] &lt;= 10.5; 6; 10)))));  IF ([.D87] &lt;= 6;     IF ([.E87] &lt;= 1.5; 1.5;     IF ([.E87] &lt;= 2.5; 2.5;     IF ([.E87] &lt;= 4.5; 4;     IF ([.E87] &lt;= 7; 6; 10))));  IF ([.D87] &lt;= 10;     IF ([.E87] &lt;= 1.5; 2.5;     IF ([.E87] &lt;= 2.5; 4;     IF ([.E87] &lt;= 4; 6;     IF ([.E87] &lt;= 7; 10;     IF ([.E87] &lt;= 10.5; 16;     IF ([.E87] &lt;= 17.5; 25;     IF ([.E87] &lt;= 24; 35; 50)))))));  IF ([.D87] &lt;= 15;     IF ([.E87] &lt;= 1; 2.5;     IF ([.E87] &lt;= 1.5; 4;     IF ([.E87] &lt;= 2.5; 6;     IF ([.E87] &lt;= 4.5; 10;     IF ([.E87] &lt;= 7; 16;     IF ([.E87] &lt;= 11.5; 25;     IF ([.E87] &lt;= 16; 35; 50)))))));  IF ([.D87] &lt;= 25;     IF ([.E87] &lt;= 1; 4;     IF ([.E87] &lt;= 1.5; 6;     IF ([.E87] &lt;= 2.5; 10;     IF ([.E87] &lt;= 4; 16;     IF ([.E87] &lt;= 7; 25;     IF ([.E87] &lt;= 9.5; 35; 50))))));  IF ([.D87] &lt;= 30;     IF ([.E87] &lt;= 1; 6;     IF ([.E87] &lt;= 2; 10;     IF ([.E87] &lt;= 3.5; 16;     IF ([.E87] &lt;= 5.4; 25;     IF ([.E87] &lt;= 8; 35; 50)))));  IF ([.D87] &lt;= 40;     IF ([.E87] &lt;= 1.5; 10;     IF ([.E87] &lt;= 2.5; 16;     IF ([.E87] &lt;= 4; 25;     IF ([.E87] &lt;= 6; 35; 50))));  &quot;Way too heavy&quot; ))))))))); &quot;&quot;)">
            <text:p/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38" table:formula="of:= IF 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35" calcext:value-type="float" table:number-columns-spanned="1" table:number-rows-spanned="2">
            <text:p>35.00</text:p>
          </table:table-cell>
          <table:table-cell table:style-name="ce22" table:formula="of:=Height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89]); [.E89]+Buffer; &quot;&quot;)" office:value-type="float" office:value="1.95" calcext:value-type="float" table:number-columns-spanned="1" table:number-rows-spanned="2">
            <text:p>1.95</text:p>
          </table:table-cell>
          <table:table-cell table:style-name="ce4" table:formula="of:=IF(ISNUMBER([.D89]); IF ([.D89] &lt;= 1;     IF ([.E89] &lt;= 7; 1;     IF ([.E89] &lt;= 10; 1.5;     IF ([.E89] &lt;= 17; 2.5;     IF ([.E89] &lt;= 28; 4;     IF ([.E89] &lt;= 42; 6; 10)))));  IF ([.D89] &lt;= 2;     IF ([.E89] &lt;= 1.5; 1;     IF ([.E89] &lt;= 5; 1.5;     IF ([.E89] &lt;= 8.5; 2.5;     IF ([.E89] &lt;= 14; 4;     IF ([.E89] &lt;= 21; 6; 10)))));  IF ([.D89] &lt;= 4;     IF ([.E89] &lt;= 1.5; 1;     IF ([.E89] &lt;= 2.5; 1.5;     IF ([.E89] &lt;= 4; 2.5;     IF ([.E89] &lt;= 7; 4;     IF ([.E89] &lt;= 10.5; 6; 10)))));  IF ([.D89] &lt;= 6;     IF ([.E89] &lt;= 1.5; 1.5;     IF ([.E89] &lt;= 2.5; 2.5;     IF ([.E89] &lt;= 4.5; 4;     IF ([.E89] &lt;= 7; 6; 10))));  IF ([.D89] &lt;= 10;     IF ([.E89] &lt;= 1.5; 2.5;     IF ([.E89] &lt;= 2.5; 4;     IF ([.E89] &lt;= 4; 6;     IF ([.E89] &lt;= 7; 10;     IF ([.E89] &lt;= 10.5; 16;     IF ([.E89] &lt;= 17.5; 25;     IF ([.E89] &lt;= 24; 35; 50)))))));  IF ([.D89] &lt;= 15;     IF ([.E89] &lt;= 1; 2.5;     IF ([.E89] &lt;= 1.5; 4;     IF ([.E89] &lt;= 2.5; 6;     IF ([.E89] &lt;= 4.5; 10;     IF ([.E89] &lt;= 7; 16;     IF ([.E89] &lt;= 11.5; 25;     IF ([.E89] &lt;= 16; 35; 50)))))));  IF ([.D89] &lt;= 25;     IF ([.E89] &lt;= 1; 4;     IF ([.E89] &lt;= 1.5; 6;     IF ([.E89] &lt;= 2.5; 10;     IF ([.E89] &lt;= 4; 16;     IF ([.E89] &lt;= 7; 25;     IF ([.E89] &lt;= 9.5; 35; 50))))));  IF ([.D89] &lt;= 30;     IF ([.E89] &lt;= 1; 6;     IF ([.E89] &lt;= 2; 10;     IF ([.E89] &lt;= 3.5; 16;     IF ([.E89] &lt;= 5.4; 25;     IF ([.E89] &lt;= 8; 35; 50)))));  IF ([.D89] &lt;= 40;     IF ([.E89] &lt;= 1.5; 10;     IF ([.E89] &lt;= 2.5; 16;     IF ([.E89] &lt;= 4; 25;     IF ([.E89] &lt;= 6; 35; 50))));  &quot;Way too heavy&quot; ))))))))); &quot;&quot;)" office:value-type="float" office:value="10" calcext:value-type="float" table:number-columns-spanned="1" table:number-rows-spanned="2">
            <text:p>10</text:p>
          </table:table-cell>
          <table:table-cell table:style-name="ce38" table:formula="of:= IF (ISNUMBER([.D89]); [.D89] * (CopperResistivity * [.E89] / ([.G89] * 0.000001)) / 12; &quot;&quot;)" office:value-type="percentage" office:value="0.0076125" calcext:value-type="percentage">
            <text:p>0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 (от разветвления 1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 (ISNUMBER([.D90]); [.D90] * (CopperResistivity * [.E90] / ([.G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33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 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 table:number-columns-spanned="1" table:number-rows-spanned="5">
            <text:p>Красный</text:p>
          </table:table-cell>
          <table:table-cell table:style-name="ce22" office:value-type="float" office:value="25" calcext:value-type="float" table:number-columns-spanned="1" table:number-rows-spanned="5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5">
            <text:p>0.50</text:p>
          </table:table-cell>
          <table:table-cell table:style-name="ce33" table:formula="of:=IF(ISNUMBER([.E92]); [.E92]+Buffer; &quot;&quot;)" office:value-type="float" office:value="1" calcext:value-type="float" table:number-columns-spanned="1" table:number-rows-spanned="5">
            <text:p>1</text:p>
          </table:table-cell>
          <table:table-cell table:style-name="ce4" table:formula="of:=IF(ISNUMBER([.D92]); IF ([.D92] &lt;= 1;     IF ([.E92] &lt;= 7; 1;     IF ([.E92] &lt;= 10; 1.5;     IF ([.E92] &lt;= 17; 2.5;     IF ([.E92] &lt;= 28; 4;     IF ([.E92] &lt;= 42; 6; 10)))));  IF ([.D92] &lt;= 2;     IF ([.E92] &lt;= 1.5; 1;     IF ([.E92] &lt;= 5; 1.5;     IF ([.E92] &lt;= 8.5; 2.5;     IF ([.E92] &lt;= 14; 4;     IF ([.E92] &lt;= 21; 6; 10)))));  IF ([.D92] &lt;= 4;     IF ([.E92] &lt;= 1.5; 1;     IF ([.E92] &lt;= 2.5; 1.5;     IF ([.E92] &lt;= 4; 2.5;     IF ([.E92] &lt;= 7; 4;     IF ([.E92] &lt;= 10.5; 6; 10)))));  IF ([.D92] &lt;= 6;     IF ([.E92] &lt;= 1.5; 1.5;     IF ([.E92] &lt;= 2.5; 2.5;     IF ([.E92] &lt;= 4.5; 4;     IF ([.E92] &lt;= 7; 6; 10))));  IF ([.D92] &lt;= 10;     IF ([.E92] &lt;= 1.5; 2.5;     IF ([.E92] &lt;= 2.5; 4;     IF ([.E92] &lt;= 4; 6;     IF ([.E92] &lt;= 7; 10;     IF ([.E92] &lt;= 10.5; 16;     IF ([.E92] &lt;= 17.5; 25;     IF ([.E92] &lt;= 24; 35; 50)))))));  IF ([.D92] &lt;= 15;     IF ([.E92] &lt;= 1; 2.5;     IF ([.E92] &lt;= 1.5; 4;     IF ([.E92] &lt;= 2.5; 6;     IF ([.E92] &lt;= 4.5; 10;     IF ([.E92] &lt;= 7; 16;     IF ([.E92] &lt;= 11.5; 25;     IF ([.E92] &lt;= 16; 35; 50)))))));  IF ([.D92] &lt;= 25;     IF ([.E92] &lt;= 1; 4;     IF ([.E92] &lt;= 1.5; 6;     IF ([.E92] &lt;= 2.5; 10;     IF ([.E92] &lt;= 4; 16;     IF ([.E92] &lt;= 7; 25;     IF ([.E92] &lt;= 9.5; 35; 50))))));  IF ([.D92] &lt;= 30;     IF ([.E92] &lt;= 1; 6;     IF ([.E92] &lt;= 2; 10;     IF ([.E92] &lt;= 3.5; 16;     IF ([.E92] &lt;= 5.4; 25;     IF ([.E92] &lt;= 8; 35; 50)))));  IF ([.D92] &lt;= 40;     IF ([.E92] &lt;= 1.5; 10;     IF ([.E92] &lt;= 2.5; 16;     IF ([.E92] &lt;= 4; 25;     IF ([.E92] &lt;= 6; 35; 50))));  &quot;Way too heavy&quot; ))))))))); &quot;&quot;)" office:value-type="float" office:value="4" calcext:value-type="float" table:number-columns-spanned="1" table:number-rows-spanned="5">
            <text:p>4</text:p>
          </table:table-cell>
          <table:table-cell table:style-name="ce38" table:formula="of:= IF 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 table:formula="of:= IF (ISNUMBER([.D93]); [.D93] * (CopperResistivity * [.E93] / ([.G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0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 table:number-columns-spanned="1" table:number-rows-spanned="4">
            <text:p>Красный</text:p>
          </table:table-cell>
          <table:table-cell table:style-name="ce22" office:value-type="float" office:value="25" calcext:value-type="float" table:number-columns-spanned="1" table:number-rows-spanned="4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4">
            <text:p>0.50</text:p>
          </table:table-cell>
          <table:table-cell table:style-name="ce33" table:formula="of:=IF(ISNUMBER([.E97]); [.E97]+Buffer; &quot;&quot;)" office:value-type="float" office:value="1" calcext:value-type="float" table:number-columns-spanned="1" table:number-rows-spanned="4">
            <text:p>1</text:p>
          </table:table-cell>
          <table:table-cell table:style-name="ce4" table:formula="of:=IF(ISNUMBER([.D97]); IF ([.D97] &lt;= 1;     IF ([.E97] &lt;= 7; 1;     IF ([.E97] &lt;= 10; 1.5;     IF ([.E97] &lt;= 17; 2.5;     IF ([.E97] &lt;= 28; 4;     IF ([.E97] &lt;= 42; 6; 10)))));  IF ([.D97] &lt;= 2;     IF ([.E97] &lt;= 1.5; 1;     IF ([.E97] &lt;= 5; 1.5;     IF ([.E97] &lt;= 8.5; 2.5;     IF ([.E97] &lt;= 14; 4;     IF ([.E97] &lt;= 21; 6; 10)))));  IF ([.D97] &lt;= 4;     IF ([.E97] &lt;= 1.5; 1;     IF ([.E97] &lt;= 2.5; 1.5;     IF ([.E97] &lt;= 4; 2.5;     IF ([.E97] &lt;= 7; 4;     IF ([.E97] &lt;= 10.5; 6; 10)))));  IF ([.D97] &lt;= 6;     IF ([.E97] &lt;= 1.5; 1.5;     IF ([.E97] &lt;= 2.5; 2.5;     IF ([.E97] &lt;= 4.5; 4;     IF ([.E97] &lt;= 7; 6; 10))));  IF ([.D97] &lt;= 10;     IF ([.E97] &lt;= 1.5; 2.5;     IF ([.E97] &lt;= 2.5; 4;     IF ([.E97] &lt;= 4; 6;     IF ([.E97] &lt;= 7; 10;     IF ([.E97] &lt;= 10.5; 16;     IF ([.E97] &lt;= 17.5; 25;     IF ([.E97] &lt;= 24; 35; 50)))))));  IF ([.D97] &lt;= 15;     IF ([.E97] &lt;= 1; 2.5;     IF ([.E97] &lt;= 1.5; 4;     IF ([.E97] &lt;= 2.5; 6;     IF ([.E97] &lt;= 4.5; 10;     IF ([.E97] &lt;= 7; 16;     IF ([.E97] &lt;= 11.5; 25;     IF ([.E97] &lt;= 16; 35; 50)))))));  IF ([.D97] &lt;= 25;     IF ([.E97] &lt;= 1; 4;     IF ([.E97] &lt;= 1.5; 6;     IF ([.E97] &lt;= 2.5; 10;     IF ([.E97] &lt;= 4; 16;     IF ([.E97] &lt;= 7; 25;     IF ([.E97] &lt;= 9.5; 35; 50))))));  IF ([.D97] &lt;= 30;     IF ([.E97] &lt;= 1; 6;     IF ([.E97] &lt;= 2; 10;     IF ([.E97] &lt;= 3.5; 16;     IF ([.E97] &lt;= 5.4; 25;     IF ([.E97] &lt;= 8; 35; 50)))));  IF ([.D97] &lt;= 40;     IF ([.E97] &lt;= 1.5; 10;     IF ([.E97] &lt;= 2.5; 16;     IF ([.E97] &lt;= 4; 25;     IF ([.E97] &lt;= 6; 35; 50))));  &quot;Way too heavy&quot; ))))))))); &quot;&quot;)" office:value-type="float" office:value="4" calcext:value-type="float" table:number-columns-spanned="1" table:number-rows-spanned="4">
            <text:p>4</text:p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8" table:formula="of:= IF 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4]); [.E104]+Buffer; &quot;&quot;)">
            <text:p/>
          </table:table-cell>
          <table:table-cell table:style-name="ce4" table:formula="of:=IF(ISNUMBER([.D104]); IF ([.D104] &lt;= 1;     IF ([.E104] &lt;= 7; 1;     IF ([.E104] &lt;= 10; 1.5;     IF ([.E104] &lt;= 17; 2.5;     IF ([.E104] &lt;= 28; 4;     IF ([.E104] &lt;= 42; 6; 10)))));  IF ([.D104] &lt;= 2;     IF ([.E104] &lt;= 1.5; 1;     IF ([.E104] &lt;= 5; 1.5;     IF ([.E104] &lt;= 8.5; 2.5;     IF ([.E104] &lt;= 14; 4;     IF ([.E104] &lt;= 21; 6; 10)))));  IF ([.D104] &lt;= 4;     IF ([.E104] &lt;= 1.5; 1;     IF ([.E104] &lt;= 2.5; 1.5;     IF ([.E104] &lt;= 4; 2.5;     IF ([.E104] &lt;= 7; 4;     IF ([.E104] &lt;= 10.5; 6; 10)))));  IF ([.D104] &lt;= 6;     IF ([.E104] &lt;= 1.5; 1.5;     IF ([.E104] &lt;= 2.5; 2.5;     IF ([.E104] &lt;= 4.5; 4;     IF ([.E104] &lt;= 7; 6; 10))));  IF ([.D104] &lt;= 10;     IF ([.E104] &lt;= 1.5; 2.5;     IF ([.E104] &lt;= 2.5; 4;     IF ([.E104] &lt;= 4; 6;     IF ([.E104] &lt;= 7; 10;     IF ([.E104] &lt;= 10.5; 16;     IF ([.E104] &lt;= 17.5; 25;     IF ([.E104] &lt;= 24; 35; 50)))))));  IF ([.D104] &lt;= 15;     IF ([.E104] &lt;= 1; 2.5;     IF ([.E104] &lt;= 1.5; 4;     IF ([.E104] &lt;= 2.5; 6;     IF ([.E104] &lt;= 4.5; 10;     IF ([.E104] &lt;= 7; 16;     IF ([.E104] &lt;= 11.5; 25;     IF ([.E104] &lt;= 16; 35; 50)))))));  IF ([.D104] &lt;= 25;     IF ([.E104] &lt;= 1; 4;     IF ([.E104] &lt;= 1.5; 6;     IF ([.E104] &lt;= 2.5; 10;     IF ([.E104] &lt;= 4; 16;     IF ([.E104] &lt;= 7; 25;     IF ([.E104] &lt;= 9.5; 35; 50))))));  IF ([.D104] &lt;= 30;     IF ([.E104] &lt;= 1; 6;     IF ([.E104] &lt;= 2; 10;     IF ([.E104] &lt;= 3.5; 16;     IF ([.E104] &lt;= 5.4; 25;     IF ([.E104] &lt;= 8; 35; 50)))));  IF ([.D104] &lt;= 40;     IF ([.E104] &lt;= 1.5; 10;     IF ([.E104] &lt;= 2.5; 16;     IF ([.E104] &lt;= 4; 25;     IF ([.E104] &lt;= 6; 35; 50))));  &quot;Way too heavy&quot; ))))))))); &quot;&quot;)">
            <text:p/>
          </table:table-cell>
          <table:table-cell table:style-name="ce38" table:formula="of:= IF 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8" table:formula="of:= IF 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7]); [.E107]+Buffer; &quot;&quot;)">
            <text:p/>
          </table:table-cell>
          <table:table-cell table:style-name="ce4" table:formula="of:=IF(ISNUMBER([.D107]); IF ([.D107] &lt;= 1;     IF ([.E107] &lt;= 7; 1;     IF ([.E107] &lt;= 10; 1.5;     IF ([.E107] &lt;= 17; 2.5;     IF ([.E107] &lt;= 28; 4;     IF ([.E107] &lt;= 42; 6; 10)))));  IF ([.D107] &lt;= 2;     IF ([.E107] &lt;= 1.5; 1;     IF ([.E107] &lt;= 5; 1.5;     IF ([.E107] &lt;= 8.5; 2.5;     IF ([.E107] &lt;= 14; 4;     IF ([.E107] &lt;= 21; 6; 10)))));  IF ([.D107] &lt;= 4;     IF ([.E107] &lt;= 1.5; 1;     IF ([.E107] &lt;= 2.5; 1.5;     IF ([.E107] &lt;= 4; 2.5;     IF ([.E107] &lt;= 7; 4;     IF ([.E107] &lt;= 10.5; 6; 10)))));  IF ([.D107] &lt;= 6;     IF ([.E107] &lt;= 1.5; 1.5;     IF ([.E107] &lt;= 2.5; 2.5;     IF ([.E107] &lt;= 4.5; 4;     IF ([.E107] &lt;= 7; 6; 10))));  IF ([.D107] &lt;= 10;     IF ([.E107] &lt;= 1.5; 2.5;     IF ([.E107] &lt;= 2.5; 4;     IF ([.E107] &lt;= 4; 6;     IF ([.E107] &lt;= 7; 10;     IF ([.E107] &lt;= 10.5; 16;     IF ([.E107] &lt;= 17.5; 25;     IF ([.E107] &lt;= 24; 35; 50)))))));  IF ([.D107] &lt;= 15;     IF ([.E107] &lt;= 1; 2.5;     IF ([.E107] &lt;= 1.5; 4;     IF ([.E107] &lt;= 2.5; 6;     IF ([.E107] &lt;= 4.5; 10;     IF ([.E107] &lt;= 7; 16;     IF ([.E107] &lt;= 11.5; 25;     IF ([.E107] &lt;= 16; 35; 50)))))));  IF ([.D107] &lt;= 25;     IF ([.E107] &lt;= 1; 4;     IF ([.E107] &lt;= 1.5; 6;     IF ([.E107] &lt;= 2.5; 10;     IF ([.E107] &lt;= 4; 16;     IF ([.E107] &lt;= 7; 25;     IF ([.E107] &lt;= 9.5; 35; 50))))));  IF ([.D107] &lt;= 30;     IF ([.E107] &lt;= 1; 6;     IF ([.E107] &lt;= 2; 10;     IF ([.E107] &lt;= 3.5; 16;     IF ([.E107] &lt;= 5.4; 25;     IF ([.E107] &lt;= 8; 35; 50)))));  IF ([.D107] &lt;= 40;     IF ([.E107] &lt;= 1.5; 10;     IF ([.E107] &lt;= 2.5; 16;     IF ([.E107] &lt;= 4; 25;     IF ([.E107] &lt;= 6; 35; 50))));  &quot;Way too heavy&quot; ))))))))); &quot;&quot;)">
            <text:p/>
          </table:table-cell>
          <table:table-cell table:style-name="ce38" table:formula="of:= IF 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8" table:formula="of:= IF 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8" table:formula="of:= IF 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8" table:formula="of:= IF 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8" table:formula="of:= IF 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8" table:formula="of:= IF 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8" table:formula="of:= IF 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8" table:formula="of:= IF 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8" table:formula="of:= IF 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8" table:formula="of:= IF 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8" table:formula="of:= IF 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8" table:formula="of:= IF 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8" table:formula="of:= IF 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8" table:formula="of:= IF 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8" table:formula="of:= IF 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2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8" table:formula="of:= IF 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8" table:formula="of:= IF 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8" table:formula="of:= IF 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8" table:formula="of:= IF 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8" table:formula="of:= IF 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8" table:formula="of:= IF 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8" table:formula="of:= IF 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 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8" table:formula="of:= IF 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8" table:formula="of:= IF 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8" table:formula="of:= IF 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8" table:formula="of:= IF 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8" table:formula="of:= IF 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8" table:formula="of:= IF 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38" table:formula="of:= IF 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38" table:formula="of:= IF 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8" table:formula="of:= IF 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8" table:formula="of:= IF 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8" table:formula="of:= IF 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2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8" table:formula="of:= IF 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8" table:formula="of:= IF 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8" table:formula="of:= IF 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8" table:formula="of:= IF 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8" table:formula="of:= IF 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8" table:formula="of:= IF 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8" table:formula="of:= IF 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8" table:formula="of:= IF 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8" table:formula="of:= IF 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8" table:formula="of:= IF 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8" table:formula="of:= IF 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8" table:formula="of:= IF 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8" table:formula="of:= IF 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8" table:formula="of:= IF 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8" table:formula="of:= IF 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8" table:formula="of:= IF 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8" table:formula="of:= IF 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8" table:formula="of:= IF 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8" table:formula="of:= IF 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8" table:formula="of:= IF 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8" table:formula="of:= IF 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8" table:formula="of:= IF 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8" table:formula="of:= IF 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8" table:formula="of:= IF 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 ([.D191] &lt;= 1;     IF ([.E191] &lt;= 7; 1;     IF ([.E191] &lt;= 10; 1.5;     IF ([.E191] &lt;= 17; 2.5;     IF ([.E191] &lt;= 28; 4;     IF ([.E191] &lt;= 42; 6; 10)))));  IF ([.D191] &lt;= 2;     IF ([.E191] &lt;= 1.5; 1;     IF ([.E191] &lt;= 5; 1.5;     IF ([.E191] &lt;= 8.5; 2.5;     IF ([.E191] &lt;= 14; 4;     IF ([.E191] &lt;= 21; 6; 10)))));  IF ([.D191] &lt;= 4;     IF ([.E191] &lt;= 1.5; 1;     IF ([.E191] &lt;= 2.5; 1.5;     IF ([.E191] &lt;= 4; 2.5;     IF ([.E191] &lt;= 7; 4;     IF ([.E191] &lt;= 10.5; 6; 10)))));  IF ([.D191] &lt;= 6;     IF ([.E191] &lt;= 1.5; 1.5;     IF ([.E191] &lt;= 2.5; 2.5;     IF ([.E191] &lt;= 4.5; 4;     IF ([.E191] &lt;= 7; 6; 10))));  IF ([.D191] &lt;= 10;     IF ([.E191] &lt;= 1.5; 2.5;     IF ([.E191] &lt;= 2.5; 4;     IF ([.E191] &lt;= 4; 6;     IF ([.E191] &lt;= 7; 10;     IF ([.E191] &lt;= 10.5; 16;     IF ([.E191] &lt;= 17.5; 25;     IF ([.E191] &lt;= 24; 35; 50)))))));  IF ([.D191] &lt;= 15;     IF ([.E191] &lt;= 1; 2.5;     IF ([.E191] &lt;= 1.5; 4;     IF ([.E191] &lt;= 2.5; 6;     IF ([.E191] &lt;= 4.5; 10;     IF ([.E191] &lt;= 7; 16;     IF ([.E191] &lt;= 11.5; 25;     IF ([.E191] &lt;= 16; 35; 50)))))));  IF ([.D191] &lt;= 25;     IF ([.E191] &lt;= 1; 4;     IF ([.E191] &lt;= 1.5; 6;     IF ([.E191] &lt;= 2.5; 10;     IF ([.E191] &lt;= 4; 16;     IF ([.E191] &lt;= 7; 25;     IF ([.E191] &lt;= 9.5; 35; 50))))));  IF ([.D191] &lt;= 30;     IF ([.E191] &lt;= 1; 6;     IF ([.E191] &lt;= 2; 10;     IF ([.E191] &lt;= 3.5; 16;     IF ([.E191] &lt;= 5.4; 25;     IF ([.E191] &lt;= 8; 35; 50)))));  IF ([.D191] &lt;= 40;     IF ([.E191] &lt;= 1.5; 10;     IF ([.E191] &lt;= 2.5; 16;     IF ([.E191] &lt;= 4; 25;     IF ([.E191] &lt;= 6; 35; 50))));  &quot;Way too heavy&quot; ))))))))); &quot;&quot;)" office:value-type="float" office:value="1" calcext:value-type="float">
            <text:p>1</text:p>
          </table:table-cell>
          <table:table-cell table:style-name="ce38" table:formula="of:= IF 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8" table:formula="of:= IF 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8" table:formula="of:= IF 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94]); [.E19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4]); [.D194] * (CopperResistivity * [.E194] / ([.G194] * 0.000001)) / 12; &quot;&quot;)" office:value-type="percentage" office:value="0.01425" calcext:value-type="percentage">
            <text:p>1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I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8" table:formula="of:= IF 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8" table:formula="of:= IF 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8" table:formula="of:= IF 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8" table:formula="of:= IF 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38" table:formula="of:= IF 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38" table:formula="of:= IF 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38" table:formula="of:= IF 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8" table:formula="of:= IF 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8" table:formula="of:= IF 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8" table:formula="of:= IF 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8" table:formula="of:= IF 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8" table:formula="of:= IF 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8" table:formula="of:= IF 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8" table:formula="of:= IF 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38" table:formula="of:= IF 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38" table:formula="of:= IF 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38" table:formula="of:= IF 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38" table:formula="of:= IF 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1]); [.E221]+Buffer; &quot;&quot;)">
            <text:p/>
          </table:table-cell>
          <table:table-cell table:style-name="ce4"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38" table:formula="of:= IF 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2]); [.E222]+Buffer; &quot;&quot;)">
            <text:p/>
          </table:table-cell>
          <table:table-cell table:style-name="ce4"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8" table:formula="of:= IF 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4]); [.E224]+Buffer; &quot;&quot;)">
            <text:p/>
          </table:table-cell>
          <table:table-cell table:style-name="ce4"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38" table:formula="of:= IF 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5]); [.E225]+Buffer; &quot;&quot;)">
            <text:p/>
          </table:table-cell>
          <table:table-cell table:style-name="ce4"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8" table:formula="of:= IF 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7]); [.E227]+Buffer; &quot;&quot;)">
            <text:p/>
          </table:table-cell>
          <table:table-cell table:style-name="ce4"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38" table:formula="of:= IF 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8]); [.E228]+Buffer; &quot;&quot;)">
            <text:p/>
          </table:table-cell>
          <table:table-cell table:style-name="ce4"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8" table:formula="of:= IF 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0]); [.E230]+Buffer; &quot;&quot;)">
            <text:p/>
          </table:table-cell>
          <table:table-cell table:style-name="ce4"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38" table:formula="of:= IF 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1]); [.E231]+Buffer; &quot;&quot;)">
            <text:p/>
          </table:table-cell>
          <table:table-cell table:style-name="ce4"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8" table:formula="of:= IF 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3]); [.E233]+Buffer; &quot;&quot;)">
            <text:p/>
          </table:table-cell>
          <table:table-cell table:style-name="ce4" table:formula="of:=IF(ISNUMBER([.D233]); IF ([.D233] &lt;= 1;     IF ([.E233] &lt;= 7; 1;     IF ([.E233] &lt;= 10; 1.5;     IF ([.E233] &lt;= 17; 2.5;     IF ([.E233] &lt;= 28; 4;     IF ([.E233] &lt;= 42; 6; 10)))));  IF ([.D233] &lt;= 2;     IF ([.E233] &lt;= 1.5; 1;     IF ([.E233] &lt;= 5; 1.5;     IF ([.E233] &lt;= 8.5; 2.5;     IF ([.E233] &lt;= 14; 4;     IF ([.E233] &lt;= 21; 6; 10)))));  IF ([.D233] &lt;= 4;     IF ([.E233] &lt;= 1.5; 1;     IF ([.E233] &lt;= 2.5; 1.5;     IF ([.E233] &lt;= 4; 2.5;     IF ([.E233] &lt;= 7; 4;     IF ([.E233] &lt;= 10.5; 6; 10)))));  IF ([.D233] &lt;= 6;     IF ([.E233] &lt;= 1.5; 1.5;     IF ([.E233] &lt;= 2.5; 2.5;     IF ([.E233] &lt;= 4.5; 4;     IF ([.E233] &lt;= 7; 6; 10))));  IF ([.D233] &lt;= 10;     IF ([.E233] &lt;= 1.5; 2.5;     IF ([.E233] &lt;= 2.5; 4;     IF ([.E233] &lt;= 4; 6;     IF ([.E233] &lt;= 7; 10;     IF ([.E233] &lt;= 10.5; 16;     IF ([.E233] &lt;= 17.5; 25;     IF ([.E233] &lt;= 24; 35; 50)))))));  IF ([.D233] &lt;= 15;     IF ([.E233] &lt;= 1; 2.5;     IF ([.E233] &lt;= 1.5; 4;     IF ([.E233] &lt;= 2.5; 6;     IF ([.E233] &lt;= 4.5; 10;     IF ([.E233] &lt;= 7; 16;     IF ([.E233] &lt;= 11.5; 25;     IF ([.E233] &lt;= 16; 35; 50)))))));  IF ([.D233] &lt;= 25;     IF ([.E233] &lt;= 1; 4;     IF ([.E233] &lt;= 1.5; 6;     IF ([.E233] &lt;= 2.5; 10;     IF ([.E233] &lt;= 4; 16;     IF ([.E233] &lt;= 7; 25;     IF ([.E233] &lt;= 9.5; 35; 50))))));  IF ([.D233] &lt;= 30;     IF ([.E233] &lt;= 1; 6;     IF ([.E233] &lt;= 2; 10;     IF ([.E233] &lt;= 3.5; 16;     IF ([.E233] &lt;= 5.4; 25;     IF ([.E233] &lt;= 8; 35; 50)))));  IF ([.D233] &lt;= 40;     IF ([.E233] &lt;= 1.5; 10;     IF ([.E233] &lt;= 2.5; 16;     IF ([.E233] &lt;= 4; 25;     IF ([.E233] &lt;= 6; 35; 50))));  &quot;Way too heavy&quot; ))))))))); &quot;&quot;)">
            <text:p/>
          </table:table-cell>
          <table:table-cell table:style-name="ce38" table:formula="of:= IF 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38" table:formula="of:= IF 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38" table:formula="of:= IF 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8" table:formula="of:= IF 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38" table:formula="of:= IF 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8" table:formula="of:= IF 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1]); [.E241]+Buffer; &quot;&quot;)">
            <text:p/>
          </table:table-cell>
          <table:table-cell table:style-name="ce4" table:formula="of:=IF(ISNUMBER([.D241]); IF ([.D241] &lt;= 1;     IF ([.E241] &lt;= 7; 1;     IF ([.E241] &lt;= 10; 1.5;     IF ([.E241] &lt;= 17; 2.5;     IF ([.E241] &lt;= 28; 4;     IF ([.E241] &lt;= 42; 6; 10)))));  IF ([.D241] &lt;= 2;     IF ([.E241] &lt;= 1.5; 1;     IF ([.E241] &lt;= 5; 1.5;     IF ([.E241] &lt;= 8.5; 2.5;     IF ([.E241] &lt;= 14; 4;     IF ([.E241] &lt;= 21; 6; 10)))));  IF ([.D241] &lt;= 4;     IF ([.E241] &lt;= 1.5; 1;     IF ([.E241] &lt;= 2.5; 1.5;     IF ([.E241] &lt;= 4; 2.5;     IF ([.E241] &lt;= 7; 4;     IF ([.E241] &lt;= 10.5; 6; 10)))));  IF ([.D241] &lt;= 6;     IF ([.E241] &lt;= 1.5; 1.5;     IF ([.E241] &lt;= 2.5; 2.5;     IF ([.E241] &lt;= 4.5; 4;     IF ([.E241] &lt;= 7; 6; 10))));  IF ([.D241] &lt;= 10;     IF ([.E241] &lt;= 1.5; 2.5;     IF ([.E241] &lt;= 2.5; 4;     IF ([.E241] &lt;= 4; 6;     IF ([.E241] &lt;= 7; 10;     IF ([.E241] &lt;= 10.5; 16;     IF ([.E241] &lt;= 17.5; 25;     IF ([.E241] &lt;= 24; 35; 50)))))));  IF ([.D241] &lt;= 15;     IF ([.E241] &lt;= 1; 2.5;     IF ([.E241] &lt;= 1.5; 4;     IF ([.E241] &lt;= 2.5; 6;     IF ([.E241] &lt;= 4.5; 10;     IF ([.E241] &lt;= 7; 16;     IF ([.E241] &lt;= 11.5; 25;     IF ([.E241] &lt;= 16; 35; 50)))))));  IF ([.D241] &lt;= 25;     IF ([.E241] &lt;= 1; 4;     IF ([.E241] &lt;= 1.5; 6;     IF ([.E241] &lt;= 2.5; 10;     IF ([.E241] &lt;= 4; 16;     IF ([.E241] &lt;= 7; 25;     IF ([.E241] &lt;= 9.5; 35; 50))))));  IF ([.D241] &lt;= 30;     IF ([.E241] &lt;= 1; 6;     IF ([.E241] &lt;= 2; 10;     IF ([.E241] &lt;= 3.5; 16;     IF ([.E241] &lt;= 5.4; 25;     IF ([.E241] &lt;= 8; 35; 50)))));  IF ([.D241] &lt;= 40;     IF ([.E241] &lt;= 1.5; 10;     IF ([.E241] &lt;= 2.5; 16;     IF ([.E241] &lt;= 4; 25;     IF ([.E241] &lt;= 6; 35; 50))));  &quot;Way too heavy&quot; ))))))))); &quot;&quot;)">
            <text:p/>
          </table:table-cell>
          <table:table-cell table:style-name="ce38" table:formula="of:= IF 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8" table:formula="of:= IF 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8" table:formula="of:= IF 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38" table:formula="of:= IF 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8" table:formula="of:= IF 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 ([.D249] &lt;= 1;     IF ([.E249] &lt;= 7; 1;     IF ([.E249] &lt;= 10; 1.5;     IF ([.E249] &lt;= 17; 2.5;     IF ([.E249] &lt;= 28; 4;     IF ([.E249] &lt;= 42; 6; 10)))));  IF ([.D249] &lt;= 2;     IF ([.E249] &lt;= 1.5; 1;     IF ([.E249] &lt;= 5; 1.5;     IF ([.E249] &lt;= 8.5; 2.5;     IF ([.E249] &lt;= 14; 4;     IF ([.E249] &lt;= 21; 6; 10)))));  IF ([.D249] &lt;= 4;     IF ([.E249] &lt;= 1.5; 1;     IF ([.E249] &lt;= 2.5; 1.5;     IF ([.E249] &lt;= 4; 2.5;     IF ([.E249] &lt;= 7; 4;     IF ([.E249] &lt;= 10.5; 6; 10)))));  IF ([.D249] &lt;= 6;     IF ([.E249] &lt;= 1.5; 1.5;     IF ([.E249] &lt;= 2.5; 2.5;     IF ([.E249] &lt;= 4.5; 4;     IF ([.E249] &lt;= 7; 6; 10))));  IF ([.D249] &lt;= 10;     IF ([.E249] &lt;= 1.5; 2.5;     IF ([.E249] &lt;= 2.5; 4;     IF ([.E249] &lt;= 4; 6;     IF ([.E249] &lt;= 7; 10;     IF ([.E249] &lt;= 10.5; 16;     IF ([.E249] &lt;= 17.5; 25;     IF ([.E249] &lt;= 24; 35; 50)))))));  IF ([.D249] &lt;= 15;     IF ([.E249] &lt;= 1; 2.5;     IF ([.E249] &lt;= 1.5; 4;     IF ([.E249] &lt;= 2.5; 6;     IF ([.E249] &lt;= 4.5; 10;     IF ([.E249] &lt;= 7; 16;     IF ([.E249] &lt;= 11.5; 25;     IF ([.E249] &lt;= 16; 35; 50)))))));  IF ([.D249] &lt;= 25;     IF ([.E249] &lt;= 1; 4;     IF ([.E249] &lt;= 1.5; 6;     IF ([.E249] &lt;= 2.5; 10;     IF ([.E249] &lt;= 4; 16;     IF ([.E249] &lt;= 7; 25;     IF ([.E249] &lt;= 9.5; 35; 50))))));  IF ([.D249] &lt;= 30;     IF ([.E249] &lt;= 1; 6;     IF ([.E249] &lt;= 2; 10;     IF ([.E249] &lt;= 3.5; 16;     IF ([.E249] &lt;= 5.4; 25;     IF ([.E249] &lt;= 8; 35; 50)))));  IF ([.D249] &lt;= 40;     IF ([.E249] &lt;= 1.5; 10;     IF ([.E249] &lt;= 2.5; 16;     IF ([.E249] &lt;= 4; 25;     IF ([.E249] &lt;= 6; 35; 50))));  &quot;Way too heavy&quot; ))))))))); &quot;&quot;)">
            <text:p/>
          </table:table-cell>
          <table:table-cell table:style-name="ce38" table:formula="of:= IF 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8" table:formula="of:= IF 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8" table:formula="of:= IF 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38" table:formula="of:= IF 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8" table:formula="of:= IF 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38" table:formula="of:= IF 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8" table:formula="of:= IF 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38" table:formula="of:= IF 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8" table:formula="of:= IF 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38" table:formula="of:= IF 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8" table:formula="of:= IF 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8" table:formula="of:= IF 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 ([.D264] &lt;= 1;     IF ([.E264] &lt;= 7; 1;     IF ([.E264] &lt;= 10; 1.5;     IF ([.E264] &lt;= 17; 2.5;     IF ([.E264] &lt;= 28; 4;     IF ([.E264] &lt;= 42; 6; 10)))));  IF ([.D264] &lt;= 2;     IF ([.E264] &lt;= 1.5; 1;     IF ([.E264] &lt;= 5; 1.5;     IF ([.E264] &lt;= 8.5; 2.5;     IF ([.E264] &lt;= 14; 4;     IF ([.E264] &lt;= 21; 6; 10)))));  IF ([.D264] &lt;= 4;     IF ([.E264] &lt;= 1.5; 1;     IF ([.E264] &lt;= 2.5; 1.5;     IF ([.E264] &lt;= 4; 2.5;     IF ([.E264] &lt;= 7; 4;     IF ([.E264] &lt;= 10.5; 6; 10)))));  IF ([.D264] &lt;= 6;     IF ([.E264] &lt;= 1.5; 1.5;     IF ([.E264] &lt;= 2.5; 2.5;     IF ([.E264] &lt;= 4.5; 4;     IF ([.E264] &lt;= 7; 6; 10))));  IF ([.D264] &lt;= 10;     IF ([.E264] &lt;= 1.5; 2.5;     IF ([.E264] &lt;= 2.5; 4;     IF ([.E264] &lt;= 4; 6;     IF ([.E264] &lt;= 7; 10;     IF ([.E264] &lt;= 10.5; 16;     IF ([.E264] &lt;= 17.5; 25;     IF ([.E264] &lt;= 24; 35; 50)))))));  IF ([.D264] &lt;= 15;     IF ([.E264] &lt;= 1; 2.5;     IF ([.E264] &lt;= 1.5; 4;     IF ([.E264] &lt;= 2.5; 6;     IF ([.E264] &lt;= 4.5; 10;     IF ([.E264] &lt;= 7; 16;     IF ([.E264] &lt;= 11.5; 25;     IF ([.E264] &lt;= 16; 35; 50)))))));  IF ([.D264] &lt;= 25;     IF ([.E264] &lt;= 1; 4;     IF ([.E264] &lt;= 1.5; 6;     IF ([.E264] &lt;= 2.5; 10;     IF ([.E264] &lt;= 4; 16;     IF ([.E264] &lt;= 7; 25;     IF ([.E264] &lt;= 9.5; 35; 50))))));  IF ([.D264] &lt;= 30;     IF ([.E264] &lt;= 1; 6;     IF ([.E264] &lt;= 2; 10;     IF ([.E264] &lt;= 3.5; 16;     IF ([.E264] &lt;= 5.4; 25;     IF ([.E264] &lt;= 8; 35; 50)))));  IF ([.D264] &lt;= 40;     IF ([.E264] &lt;= 1.5; 10;     IF ([.E264] &lt;= 2.5; 16;     IF ([.E264] &lt;= 4; 25;     IF ([.E264] &lt;= 6; 35; 50))));  &quot;Way too heavy&quot; ))))))))); &quot;&quot;)" office:value-type="float" office:value="2.5" calcext:value-type="float">
            <text:p>2.5</text:p>
          </table:table-cell>
          <table:table-cell table:style-name="ce38" table:formula="of:= IF 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8" table:formula="of:= IF 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8" table:formula="of:= IF 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38" table:formula="of:= IF 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38" table:formula="of:= IF 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38" table:formula="of:= IF 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38" table:formula="of:= IF 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38" table:formula="of:= IF 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38" table:formula="of:= IF 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8" table:formula="of:= IF 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38" table:formula="of:= IF 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38" table:formula="of:= IF 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0]); [.E280]+Buffer; &quot;&quot;)">
            <text:p/>
          </table:table-cell>
          <table:table-cell table:style-name="ce4"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8" table:formula="of:= IF 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 ([.D282] &lt;= 1;     IF ([.E282] &lt;= 7; 1;     IF ([.E282] &lt;= 10; 1.5;     IF ([.E282] &lt;= 17; 2.5;     IF ([.E282] &lt;= 28; 4;     IF ([.E282] &lt;= 42; 6; 10)))));  IF ([.D282] &lt;= 2;     IF ([.E282] &lt;= 1.5; 1;     IF ([.E282] &lt;= 5; 1.5;     IF ([.E282] &lt;= 8.5; 2.5;     IF ([.E282] &lt;= 14; 4;     IF ([.E282] &lt;= 21; 6; 10)))));  IF ([.D282] &lt;= 4;     IF ([.E282] &lt;= 1.5; 1;     IF ([.E282] &lt;= 2.5; 1.5;     IF ([.E282] &lt;= 4; 2.5;     IF ([.E282] &lt;= 7; 4;     IF ([.E282] &lt;= 10.5; 6; 10)))));  IF ([.D282] &lt;= 6;     IF ([.E282] &lt;= 1.5; 1.5;     IF ([.E282] &lt;= 2.5; 2.5;     IF ([.E282] &lt;= 4.5; 4;     IF ([.E282] &lt;= 7; 6; 10))));  IF ([.D282] &lt;= 10;     IF ([.E282] &lt;= 1.5; 2.5;     IF ([.E282] &lt;= 2.5; 4;     IF ([.E282] &lt;= 4; 6;     IF ([.E282] &lt;= 7; 10;     IF ([.E282] &lt;= 10.5; 16;     IF ([.E282] &lt;= 17.5; 25;     IF ([.E282] &lt;= 24; 35; 50)))))));  IF ([.D282] &lt;= 15;     IF ([.E282] &lt;= 1; 2.5;     IF ([.E282] &lt;= 1.5; 4;     IF ([.E282] &lt;= 2.5; 6;     IF ([.E282] &lt;= 4.5; 10;     IF ([.E282] &lt;= 7; 16;     IF ([.E282] &lt;= 11.5; 25;     IF ([.E282] &lt;= 16; 35; 50)))))));  IF ([.D282] &lt;= 25;     IF ([.E282] &lt;= 1; 4;     IF ([.E282] &lt;= 1.5; 6;     IF ([.E282] &lt;= 2.5; 10;     IF ([.E282] &lt;= 4; 16;     IF ([.E282] &lt;= 7; 25;     IF ([.E282] &lt;= 9.5; 35; 50))))));  IF ([.D282] &lt;= 30;     IF ([.E282] &lt;= 1; 6;     IF ([.E282] &lt;= 2; 10;     IF ([.E282] &lt;= 3.5; 16;     IF ([.E282] &lt;= 5.4; 25;     IF ([.E282] &lt;= 8; 35; 50)))));  IF ([.D282] &lt;= 40;     IF ([.E282] &lt;= 1.5; 10;     IF ([.E282] &lt;= 2.5; 16;     IF ([.E282] &lt;= 4; 25;     IF ([.E282] &lt;= 6; 35; 50))));  &quot;Way too heavy&quot; ))))))))); &quot;&quot;)">
            <text:p/>
          </table:table-cell>
          <table:table-cell table:style-name="ce38" table:formula="of:= IF 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8" table:formula="of:= IF 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38" table:formula="of:= IF 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8" table:formula="of:= IF 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U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7]); [.E28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87]); [.D287] * (CopperResistivity * [.E287] / ([.G2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8]); [.E288]+Buffer; &quot;&quot;)">
            <text:p/>
          </table:covered-table-cell>
          <table:table-cell table:style-name="ce4" table:formula="of:=IF(ISNUMBER([.D288]); IF ([.D288] &lt;= 1;     IF ([.E288] &lt;= 7; 1;     IF ([.E288] &lt;= 10; 1.5;     IF ([.E288] &lt;= 17; 2.5;     IF ([.E288] &lt;= 28; 4;     IF ([.E288] &lt;= 42; 6; 10)))));  IF ([.D288] &lt;= 2;     IF ([.E288] &lt;= 1.5; 1;     IF ([.E288] &lt;= 5; 1.5;     IF ([.E288] &lt;= 8.5; 2.5;     IF ([.E288] &lt;= 14; 4;     IF ([.E288] &lt;= 21; 6; 10)))));  IF ([.D288] &lt;= 4;     IF ([.E288] &lt;= 1.5; 1;     IF ([.E288] &lt;= 2.5; 1.5;     IF ([.E288] &lt;= 4; 2.5;     IF ([.E288] &lt;= 7; 4;     IF ([.E288] &lt;= 10.5; 6; 10)))));  IF ([.D288] &lt;= 6;     IF ([.E288] &lt;= 1.5; 1.5;     IF ([.E288] &lt;= 2.5; 2.5;     IF ([.E288] &lt;= 4.5; 4;     IF ([.E288] &lt;= 7; 6; 10))));  IF ([.D288] &lt;= 10;     IF ([.E288] &lt;= 1.5; 2.5;     IF ([.E288] &lt;= 2.5; 4;     IF ([.E288] &lt;= 4; 6;     IF ([.E288] &lt;= 7; 10;     IF ([.E288] &lt;= 10.5; 16;     IF ([.E288] &lt;= 17.5; 25;     IF ([.E288] &lt;= 24; 35; 50)))))));  IF ([.D288] &lt;= 15;     IF ([.E288] &lt;= 1; 2.5;     IF ([.E288] &lt;= 1.5; 4;     IF ([.E288] &lt;= 2.5; 6;     IF ([.E288] &lt;= 4.5; 10;     IF ([.E288] &lt;= 7; 16;     IF ([.E288] &lt;= 11.5; 25;     IF ([.E288] &lt;= 16; 35; 50)))))));  IF ([.D288] &lt;= 25;     IF ([.E288] &lt;= 1; 4;     IF ([.E288] &lt;= 1.5; 6;     IF ([.E288] &lt;= 2.5; 10;     IF ([.E288] &lt;= 4; 16;     IF ([.E288] &lt;= 7; 25;     IF ([.E288] &lt;= 9.5; 35; 50))))));  IF ([.D288] &lt;= 30;     IF ([.E288] &lt;= 1; 6;     IF ([.E288] &lt;= 2; 10;     IF ([.E288] &lt;= 3.5; 16;     IF ([.E288] &lt;= 5.4; 25;     IF ([.E288] &lt;= 8; 35; 50)))));  IF ([.D288] &lt;= 40;     IF ([.E288] &lt;= 1.5; 10;     IF ([.E288] &lt;= 2.5; 16;     IF ([.E288] &lt;= 4; 25;     IF ([.E288] &lt;= 6; 35; 50))));  &quot;Way too heavy&quot; ))))))))); &quot;&quot;)">
            <text:p/>
          </table:table-cell>
          <table:table-cell table:style-name="ce38" table:formula="of:= IF 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38" table:formula="of:= IF 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S’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2" office:value-type="float" office:value="1" calcext:value-type="float" table:number-columns-spanned="1" table:number-rows-spanned="3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38" table:formula="of:= IF 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8" table:formula="of:= IF 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8" table:formula="of:= IF 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8" table:formula="of:= IF 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8" table:formula="of:= IF 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8" table:formula="of:= IF 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8" table:formula="of:= IF 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38" table:formula="of:= IF 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38" table:formula="of:= IF 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03]); [.E303]+Buffer; &quot;&quot;)" office:value-type="float" office:value="3.3" calcext:value-type="float" table:number-columns-spanned="1" table:number-rows-spanned="3">
            <text:p>3.3</text:p>
          </table:table-cell>
          <table:table-cell table:style-name="ce4" table:formula="of:=IF(ISNUMBER([.D303]); IF ([.D303] &lt;= 1;     IF ([.E303] &lt;= 7; 1;     IF ([.E303] &lt;= 10; 1.5;     IF ([.E303] &lt;= 17; 2.5;     IF ([.E303] &lt;= 28; 4;     IF ([.E303] &lt;= 42; 6; 10)))));  IF ([.D303] &lt;= 2;     IF ([.E303] &lt;= 1.5; 1;     IF ([.E303] &lt;= 5; 1.5;     IF ([.E303] &lt;= 8.5; 2.5;     IF ([.E303] &lt;= 14; 4;     IF ([.E303] &lt;= 21; 6; 10)))));  IF ([.D303] &lt;= 4;     IF ([.E303] &lt;= 1.5; 1;     IF ([.E303] &lt;= 2.5; 1.5;     IF ([.E303] &lt;= 4; 2.5;     IF ([.E303] &lt;= 7; 4;     IF ([.E303] &lt;= 10.5; 6; 10)))));  IF ([.D303] &lt;= 6;     IF ([.E303] &lt;= 1.5; 1.5;     IF ([.E303] &lt;= 2.5; 2.5;     IF ([.E303] &lt;= 4.5; 4;     IF ([.E303] &lt;= 7; 6; 10))));  IF ([.D303] &lt;= 10;     IF ([.E303] &lt;= 1.5; 2.5;     IF ([.E303] &lt;= 2.5; 4;     IF ([.E303] &lt;= 4; 6;     IF ([.E303] &lt;= 7; 10;     IF ([.E303] &lt;= 10.5; 16;     IF ([.E303] &lt;= 17.5; 25;     IF ([.E303] &lt;= 24; 35; 50)))))));  IF ([.D303] &lt;= 15;     IF ([.E303] &lt;= 1; 2.5;     IF ([.E303] &lt;= 1.5; 4;     IF ([.E303] &lt;= 2.5; 6;     IF ([.E303] &lt;= 4.5; 10;     IF ([.E303] &lt;= 7; 16;     IF ([.E303] &lt;= 11.5; 25;     IF ([.E303] &lt;= 16; 35; 50)))))));  IF ([.D303] &lt;= 25;     IF ([.E303] &lt;= 1; 4;     IF ([.E303] &lt;= 1.5; 6;     IF ([.E303] &lt;= 2.5; 10;     IF ([.E303] &lt;= 4; 16;     IF ([.E303] &lt;= 7; 25;     IF ([.E303] &lt;= 9.5; 35; 50))))));  IF ([.D303] &lt;= 30;     IF ([.E303] &lt;= 1; 6;     IF ([.E303] &lt;= 2; 10;     IF ([.E303] &lt;= 3.5; 16;     IF ([.E303] &lt;= 5.4; 25;     IF ([.E303] &lt;= 8; 35; 50)))));  IF ([.D303] &lt;= 40;     IF ([.E303] &lt;= 1.5; 10;     IF ([.E303] &lt;= 2.5; 16;     IF ([.E303] &lt;= 4; 25;     IF ([.E303] &lt;= 6; 35; 50))));  &quot;Way too heavy&quot; ))))))))); &quot;&quot;)" office:value-type="float" office:value="16" calcext:value-type="float">
            <text:p>16</text:p>
          </table:table-cell>
          <table:table-cell table:style-name="ce38" table:formula="of:= IF (ISNUMBER([.D303]); [.D303] * (CopperResistivity * [.E303] / ([.G303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4]); [.E304]+Buffer; &quot;&quot;)">
            <text:p/>
          </table:covered-table-cell>
          <table:table-cell table:style-name="ce4"/>
          <table:table-cell table:style-name="ce38" table:formula="of:= IF 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5]); [.E305]+Buffer; &quot;&quot;)">
            <text:p/>
          </table:covered-table-cell>
          <table:table-cell table:style-name="ce4"/>
          <table:table-cell table:style-name="ce38" table:formula="of:= IF (ISNUMBER([.D305]); [.D305] * (CopperResistivity * [.E305] / ([.G3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6]); [.E306]+Buffer; &quot;&quot;)">
            <text:p/>
          </table:table-cell>
          <table:table-cell table:style-name="ce4"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38" table:formula="of:= IF 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 ([.D308] &lt;= 1;     IF ([.E308] &lt;= 7; 1;     IF ([.E308] &lt;= 10; 1.5;     IF ([.E308] &lt;= 17; 2.5;     IF ([.E308] &lt;= 28; 4;     IF ([.E308] &lt;= 42; 6; 10)))));  IF ([.D308] &lt;= 2;     IF ([.E308] &lt;= 1.5; 1;     IF ([.E308] &lt;= 5; 1.5;     IF ([.E308] &lt;= 8.5; 2.5;     IF ([.E308] &lt;= 14; 4;     IF ([.E308] &lt;= 21; 6; 10)))));  IF ([.D308] &lt;= 4;     IF ([.E308] &lt;= 1.5; 1;     IF ([.E308] &lt;= 2.5; 1.5;     IF ([.E308] &lt;= 4; 2.5;     IF ([.E308] &lt;= 7; 4;     IF ([.E308] &lt;= 10.5; 6; 10)))));  IF ([.D308] &lt;= 6;     IF ([.E308] &lt;= 1.5; 1.5;     IF ([.E308] &lt;= 2.5; 2.5;     IF ([.E308] &lt;= 4.5; 4;     IF ([.E308] &lt;= 7; 6; 10))));  IF ([.D308] &lt;= 10;     IF ([.E308] &lt;= 1.5; 2.5;     IF ([.E308] &lt;= 2.5; 4;     IF ([.E308] &lt;= 4; 6;     IF ([.E308] &lt;= 7; 10;     IF ([.E308] &lt;= 10.5; 16;     IF ([.E308] &lt;= 17.5; 25;     IF ([.E308] &lt;= 24; 35; 50)))))));  IF ([.D308] &lt;= 15;     IF ([.E308] &lt;= 1; 2.5;     IF ([.E308] &lt;= 1.5; 4;     IF ([.E308] &lt;= 2.5; 6;     IF ([.E308] &lt;= 4.5; 10;     IF ([.E308] &lt;= 7; 16;     IF ([.E308] &lt;= 11.5; 25;     IF ([.E308] &lt;= 16; 35; 50)))))));  IF ([.D308] &lt;= 25;     IF ([.E308] &lt;= 1; 4;     IF ([.E308] &lt;= 1.5; 6;     IF ([.E308] &lt;= 2.5; 10;     IF ([.E308] &lt;= 4; 16;     IF ([.E308] &lt;= 7; 25;     IF ([.E308] &lt;= 9.5; 35; 50))))));  IF ([.D308] &lt;= 30;     IF ([.E308] &lt;= 1; 6;     IF ([.E308] &lt;= 2; 10;     IF ([.E308] &lt;= 3.5; 16;     IF ([.E308] &lt;= 5.4; 25;     IF ([.E308] &lt;= 8; 35; 50)))));  IF ([.D308] &lt;= 40;     IF ([.E308] &lt;= 1.5; 10;     IF ([.E308] &lt;= 2.5; 16;     IF ([.E308] &lt;= 4; 25;     IF ([.E308] &lt;= 6; 35; 50))));  &quot;Way too heavy&quot; ))))))))); &quot;&quot;)">
            <text:p/>
          </table:table-cell>
          <table:table-cell table:style-name="ce38" table:formula="of:= IF 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38" table:formula="of:= IF 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38" table:formula="of:= IF 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8" table:formula="of:= IF 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8" table:formula="of:= IF 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8" table:formula="of:= IF 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8" table:formula="of:= IF 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8" table:formula="of:= IF 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8" table:formula="of:= IF 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8" table:formula="of:= IF 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8" table:formula="of:= IF 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8" table:formula="of:= IF 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8" table:formula="of:= IF 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8" table:formula="of:= IF 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8" table:formula="of:= IF 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8" table:formula="of:= IF 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8" table:formula="of:= IF 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8" table:formula="of:= IF 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38" table:formula="of:= IF 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8" table:formula="of:= IF 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7]); [.E337]+Buffer; &quot;&quot;)">
            <text:p/>
          </table:table-cell>
          <table:table-cell table:style-name="ce4" table:formula="of:=IF(ISNUMBER([.D337]); IF ([.D337] &lt;= 1;     IF ([.E337] &lt;= 7; 1;     IF ([.E337] &lt;= 10; 1.5;     IF ([.E337] &lt;= 17; 2.5;     IF ([.E337] &lt;= 28; 4;     IF ([.E337] &lt;= 42; 6; 10)))));  IF ([.D337] &lt;= 2;     IF ([.E337] &lt;= 1.5; 1;     IF ([.E337] &lt;= 5; 1.5;     IF ([.E337] &lt;= 8.5; 2.5;     IF ([.E337] &lt;= 14; 4;     IF ([.E337] &lt;= 21; 6; 10)))));  IF ([.D337] &lt;= 4;     IF ([.E337] &lt;= 1.5; 1;     IF ([.E337] &lt;= 2.5; 1.5;     IF ([.E337] &lt;= 4; 2.5;     IF ([.E337] &lt;= 7; 4;     IF ([.E337] &lt;= 10.5; 6; 10)))));  IF ([.D337] &lt;= 6;     IF ([.E337] &lt;= 1.5; 1.5;     IF ([.E337] &lt;= 2.5; 2.5;     IF ([.E337] &lt;= 4.5; 4;     IF ([.E337] &lt;= 7; 6; 10))));  IF ([.D337] &lt;= 10;     IF ([.E337] &lt;= 1.5; 2.5;     IF ([.E337] &lt;= 2.5; 4;     IF ([.E337] &lt;= 4; 6;     IF ([.E337] &lt;= 7; 10;     IF ([.E337] &lt;= 10.5; 16;     IF ([.E337] &lt;= 17.5; 25;     IF ([.E337] &lt;= 24; 35; 50)))))));  IF ([.D337] &lt;= 15;     IF ([.E337] &lt;= 1; 2.5;     IF ([.E337] &lt;= 1.5; 4;     IF ([.E337] &lt;= 2.5; 6;     IF ([.E337] &lt;= 4.5; 10;     IF ([.E337] &lt;= 7; 16;     IF ([.E337] &lt;= 11.5; 25;     IF ([.E337] &lt;= 16; 35; 50)))))));  IF ([.D337] &lt;= 25;     IF ([.E337] &lt;= 1; 4;     IF ([.E337] &lt;= 1.5; 6;     IF ([.E337] &lt;= 2.5; 10;     IF ([.E337] &lt;= 4; 16;     IF ([.E337] &lt;= 7; 25;     IF ([.E337] &lt;= 9.5; 35; 50))))));  IF ([.D337] &lt;= 30;     IF ([.E337] &lt;= 1; 6;     IF ([.E337] &lt;= 2; 10;     IF ([.E337] &lt;= 3.5; 16;     IF ([.E337] &lt;= 5.4; 25;     IF ([.E337] &lt;= 8; 35; 50)))));  IF ([.D337] &lt;= 40;     IF ([.E337] &lt;= 1.5; 10;     IF ([.E337] &lt;= 2.5; 16;     IF ([.E337] &lt;= 4; 25;     IF ([.E337] &lt;= 6; 35; 50))));  &quot;Way too heavy&quot; ))))))))); &quot;&quot;)">
            <text:p/>
          </table:table-cell>
          <table:table-cell table:style-name="ce38" table:formula="of:= IF 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8" table:formula="of:= IF 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8" table:formula="of:= IF 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8" table:formula="of:= IF 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8" table:formula="of:= IF 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4]); [.D344] * (CopperResistivity * [.E344] / ([.G344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8" table:formula="of:= IF 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8" table:formula="of:= IF 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8" table:formula="of:= IF 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8" table:formula="of:= IF 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8" table:formula="of:= IF 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8" table:formula="of:= IF 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8" table:formula="of:= IF 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8" table:formula="of:= IF 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8" table:formula="of:= IF 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8" table:formula="of:= IF 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8" table:formula="of:= IF 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8" table:formula="of:= IF 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8" table:formula="of:= IF 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8" table:formula="of:= IF 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8" table:formula="of:= IF 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8" table:formula="of:= IF 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8" table:formula="of:= IF 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38" table:formula="of:= IF 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38" table:formula="of:= IF 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8" table:formula="of:= IF 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8" table:formula="of:= IF 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8" table:formula="of:= IF 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8" table:formula="of:= IF 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8" table:formula="of:= IF 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8" table:formula="of:= IF 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81]); [.D381] * (CopperResistivity * [.E381] / ([.G381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8" table:formula="of:= IF 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8" table:formula="of:= IF 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8" table:formula="of:= IF 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8" table:formula="of:= IF 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38" table:formula="of:= IF 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8" table:formula="of:= IF 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38" table:formula="of:= IF 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38" table:formula="of:= IF 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2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8" table:formula="of:= IF 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2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38" table:formula="of:= IF 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H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2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38" table:formula="of:= IF 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2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8" table:formula="of:= IF 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8" table:formula="of:= IF 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8" table:formula="of:= IF 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38" table:formula="of:= IF 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T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2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38" table:formula="of:= IF 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2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8" table:formula="of:= IF 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38" table:formula="of:= IF 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38" table:formula="of:= IF 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2"/>
          <table:table-cell table:style-name="ce4" table:number-columns-repeated="2"/>
          <table:table-cell table:style-name="ce38" table:formula="of:= IF 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2]); [.E41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2]); [.D412] * (CopperResistivity * [.E412] / ([.G41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8" table:formula="of:= IF 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15]); [.D415] * (CopperResistivity * [.E415] / ([.G415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table:number-columns-spanned="4" table:number-rows-spanned="1"/>
          <table:covered-table-cell table:number-columns-repeated="2" table:style-name="ce21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8" table:formula="of:= IF (ISNUMBER([.D417]); [.D417] * (CopperResistivity * [.E417] / ([.G417] * 0.000001)) / 12; &quot;&quot;)">
            <text:p/>
          </table:table-cell>
          <table:table-cell table:style-name="ce21" table:number-columns-repeated="3"/>
          <table:table-cell table:style-name="ce48"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8" table:formula="of:= IF 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8" table:formula="of:= IF 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38" table:formula="of:= IF 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2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7]); [.E427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38" table:formula="of:= IF 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7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8" table:formula="of:= IF 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8" table:formula="of:= IF 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7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8" table:formula="of:= IF 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38" table:formula="of:= IF 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6 'Schematic chart'.I68:'Schematic chart'.I68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10" table:default-cell-style-name="ce50"/>
        <table:table-column table:style-name="co11" table:default-cell-style-name="ce57"/>
        <table:table-column table:style-name="co12" table:default-cell-style-name="ce64"/>
        <table:table-column table:style-name="co13" table:default-cell-style-name="ce95"/>
        <table:table-row table:style-name="ro1">
          <table:table-cell table:style-name="ce45"/>
          <table:table-cell table:style-name="ce54"/>
          <table:table-cell table:style-name="ce61" office:value-type="string" calcext:value-type="string">
            <text:p>Data</text:p>
          </table:table-cell>
          <table:table-cell table:style-name="ce88"/>
        </table:table-row>
        <table:table-row table:style-name="ro1">
          <table:table-cell table:style-name="ce46" office:value-type="string" calcext:value-type="string">
            <text:p>Сечение, мм2</text:p>
          </table:table-cell>
          <table:table-cell table:style-name="ce55" office:value-type="string" calcext:value-type="string">
            <text:p>Цвет</text:p>
          </table:table-cell>
          <table:table-cell table:style-name="ce62" office:value-type="string" calcext:value-type="string">
            <text:p>Sum - Длина, м</text:p>
          </table:table-cell>
          <table:table-cell table:style-name="ce89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6" office:value-type="string" calcext:value-type="string">
            <text:p>Жёлтый</text:p>
          </table:table-cell>
          <table:table-cell table:style-name="ce63" office:value-type="float" office:value="7.5" calcext:value-type="float">
            <text:p>7.50</text:p>
          </table:table-cell>
          <table:table-cell table:style-name="ce94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7.4" calcext:value-type="float">
            <text:p>7.4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0.2" calcext:value-type="float">
            <text:p>10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Чёрный</text:p>
          </table:table-cell>
          <table:table-cell table:style-name="ce65" office:value-type="float" office:value="26.3" calcext:value-type="float">
            <text:p>26.30</text:p>
          </table:table-cell>
          <table:table-cell table:style-name="ce96" office:value-type="float" office:value="35.3" calcext:value-type="float">
            <text:p>35.3</text:p>
          </table:table-cell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table:style-name="ce56" office:value-type="string" calcext:value-type="string">
            <text:p>Белый (Коричневый)</text:p>
          </table:table-cell>
          <table:table-cell table:style-name="ce63" office:value-type="float" office:value="2.8" calcext:value-type="float">
            <text:p>2.80</text:p>
          </table:table-cell>
          <table:table-cell table:style-name="ce94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Чёрный (Серый)</text:p>
          </table:table-cell>
          <table:table-cell table:style-name="ce65" office:value-type="float" office:value="2.5" calcext:value-type="float">
            <text:p>2.50</text:p>
          </table:table-cell>
          <table:table-cell table:style-name="ce96" office:value-type="float" office:value="4" calcext:value-type="float">
            <text:p>4</text:p>
          </table:table-cell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table:style-name="ce56" office:value-type="string" calcext:value-type="string">
            <text:p>Белый</text:p>
          </table:table-cell>
          <table:table-cell table:style-name="ce63" office:value-type="float" office:value="4.3" calcext:value-type="float">
            <text:p>4.30</text:p>
          </table:table-cell>
          <table:table-cell table:style-name="ce94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1" calcext:value-type="float">
            <text:p>11.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5.5" calcext:value-type="float">
            <text:p>15.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3.2" calcext:value-type="float">
            <text:p>13.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Чёрный</text:p>
          </table:table-cell>
          <table:table-cell table:style-name="ce65" office:value-type="float" office:value="37.05" calcext:value-type="float">
            <text:p>37.05</text:p>
          </table:table-cell>
          <table:table-cell table:style-name="ce96" office:value-type="float" office:value="45.55" calcext:value-type="float">
            <text:p>45.55</text:p>
          </table:table-cell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6" office:value-type="string" calcext:value-type="string">
            <text:p>Зелёный (Красный)</text:p>
          </table:table-cell>
          <table:table-cell table:style-name="ce63" office:value-type="float" office:value="0.5" calcext:value-type="float">
            <text:p>0.50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Серый (Красный)</text:p>
          </table:table-cell>
          <table:table-cell table:style-name="ce65" office:value-type="float" office:value="1.95" calcext:value-type="float">
            <text:p>1.95</text:p>
          </table:table-cell>
          <table:table-cell table:style-name="ce96" office:value-type="float" office:value="2.95" calcext:value-type="float">
            <text:p>2.95</text:p>
          </table:table-cell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56" office:value-type="string" calcext:value-type="string">
            <text:p>Зелёный (Белый)</text:p>
          </table:table-cell>
          <table:table-cell table:style-name="ce63" office:value-type="float" office:value="1.4" calcext:value-type="float">
            <text:p>1.40</text:p>
          </table:table-cell>
          <table:table-cell table:style-name="ce94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Чёрный (Коричневый)</text:p>
          </table:table-cell>
          <table:table-cell table:style-name="ce65" office:value-type="float" office:value="1.4" calcext:value-type="float">
            <text:p>1.40</text:p>
          </table:table-cell>
          <table:table-cell table:style-name="ce96" office:value-type="float" office:value="1.9" calcext:value-type="float">
            <text:p>1.9</text:p>
          </table:table-cell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6" office:value-type="string" calcext:value-type="string">
            <text:p>Красный</text:p>
          </table:table-cell>
          <table:table-cell table:style-name="ce63" office:value-type="float" office:value="3.75" calcext:value-type="float">
            <text:p>3.75</text:p>
          </table:table-cell>
          <table:table-cell table:style-name="ce94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Чёрный</text:p>
          </table:table-cell>
          <table:table-cell table:style-name="ce65" office:value-type="float" office:value="1.9" calcext:value-type="float">
            <text:p>1.90</text:p>
          </table:table-cell>
          <table:table-cell table:style-name="ce96" office:value-type="float" office:value="2.4" calcext:value-type="float">
            <text:p>2.4</text:p>
          </table:table-cell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6" office:value-type="string" calcext:value-type="string">
            <text:p>Красный</text:p>
          </table:table-cell>
          <table:table-cell table:style-name="ce63" office:value-type="float" office:value="1.8" calcext:value-type="float">
            <text:p>1.80</text:p>
          </table:table-cell>
          <table:table-cell table:style-name="ce94" office:value-type="float" office:value="2.3" calcext:value-type="float">
            <text:p>2.3</text:p>
          </table:table-cell>
        </table:table-row>
        <table:table-row table:style-name="ro1">
          <table:table-cell table:style-name="ce51"/>
          <table:table-cell table:style-name="ce58" office:value-type="string" calcext:value-type="string">
            <text:p>Синий (Чёрный)</text:p>
          </table:table-cell>
          <table:table-cell table:style-name="ce65" office:value-type="float" office:value="2.8" calcext:value-type="float">
            <text:p>2.80</text:p>
          </table:table-cell>
          <table:table-cell table:style-name="ce96" office:value-type="float" office:value="3.3" calcext:value-type="float">
            <text:p>3.3</text:p>
          </table:table-cell>
        </table:table-row>
        <table:table-row table:style-name="ro1">
          <table:table-cell table:style-name="ce52" office:value-type="float" office:value="25" calcext:value-type="float">
            <text:p>25</text:p>
          </table:table-cell>
          <table:table-cell table:style-name="ce59" office:value-type="string" calcext:value-type="string">
            <text:p>Чёрный</text:p>
          </table:table-cell>
          <table:table-cell table:style-name="ce66" office:value-type="float" office:value="4.4" calcext:value-type="float">
            <text:p>4.40</text:p>
          </table:table-cell>
          <table:table-cell table:style-name="ce97" office:value-type="float" office:value="4.9" calcext:value-type="float">
            <text:p>4.9</text:p>
          </table:table-cell>
        </table:table-row>
        <table:table-row table:style-name="ro1">
          <table:table-cell table:style-name="ce52" office:value-type="string" calcext:value-type="string">
            <text:p>(empty)</text:p>
          </table:table-cell>
          <table:table-cell table:style-name="ce59" office:value-type="string" calcext:value-type="string">
            <text:p>(empty)</text:p>
          </table:table-cell>
          <table:table-cell table:style-name="ce84"/>
          <table:table-cell table:style-name="ce98"/>
        </table:table-row>
        <table:table-row table:style-name="ro1">
          <table:table-cell table:style-name="ce49" office:value-type="string" calcext:value-type="string">
            <text:p>N/A</text:p>
          </table:table-cell>
          <table:table-cell table:style-name="ce56" office:value-type="string" calcext:value-type="string">
            <text:p>Dup</text:p>
          </table:table-cell>
          <table:table-cell table:style-name="ce85"/>
          <table:table-cell table:style-name="ce99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86"/>
          <table:table-cell table:style-name="ce100"/>
        </table:table-row>
        <table:table-row table:style-name="ro1">
          <table:table-cell table:style-name="ce51"/>
          <table:table-cell table:style-name="ce58" office:value-type="string" calcext:value-type="string">
            <text:p>Три провода</text:p>
          </table:table-cell>
          <table:table-cell table:style-name="ce65" office:value-type="float" office:value="8.4" calcext:value-type="float">
            <text:p>8.40</text:p>
          </table:table-cell>
          <table:table-cell table:style-name="ce96" office:value-type="float" office:value="8.9" calcext:value-type="float">
            <text:p>8.9</text:p>
          </table:table-cell>
        </table:table-row>
        <table:table-row table:style-name="ro1">
          <table:table-cell table:style-name="ce52" office:value-type="string" calcext:value-type="string">
            <text:p>ШИНА БПР</text:p>
          </table:table-cell>
          <table:table-cell table:style-name="ce59" office:value-type="string" calcext:value-type="string">
            <text:p>N/A</text:p>
          </table:table-cell>
          <table:table-cell table:style-name="ce66" office:value-type="float" office:value="1.8" calcext:value-type="float">
            <text:p>1.80</text:p>
          </table:table-cell>
          <table:table-cell table:style-name="ce97" office:value-type="float" office:value="2.3" calcext:value-type="float">
            <text:p>2.3</text:p>
          </table:table-cell>
        </table:table-row>
        <table:table-row table:style-name="ro1">
          <table:table-cell table:style-name="ce52" office:value-type="string" calcext:value-type="string">
            <text:p>(empty)</text:p>
          </table:table-cell>
          <table:table-cell table:style-name="ce59" office:value-type="string" calcext:value-type="string">
            <text:p>(empty)</text:p>
          </table:table-cell>
          <table:table-cell table:style-name="ce84"/>
          <table:table-cell table:style-name="ce98"/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60"/>
          <table:table-cell table:style-name="ce87" office:value-type="float" office:value="320.9" calcext:value-type="float">
            <text:p>320.90</text:p>
          </table:table-cell>
          <table:table-cell table:style-name="ce101" office:value-type="float" office:value="385.4" calcext:value-type="float">
            <text:p>385.4</text:p>
          </table:table-cell>
        </table:table-row>
      </table:table>
      <table:table table:name="Variables and notions" table:style-name="ta1"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02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2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2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2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2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1" office:value-type="float" office:value="0.000000018" calcext:value-type="float">
            <text:p>1.8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Обозначения в цепях</text:p>
          </table:table-cell>
          <table:table-cell table:style-name="ce102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row table:style-name="ro1">
          <table:table-cell table:style-name="ce102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102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02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102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02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02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02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102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02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102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02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5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5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D51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0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21:30:20.683357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6T00:07:41.035342610</dc:date>
    <meta:editing-duration>P1DT51M</meta:editing-duration>
    <meta:editing-cycles>986</meta:editing-cycles>
    <meta:generator>LibreOffice/7.1.8.1$Linux_X86_64 LibreOffice_project/10$Build-1</meta:generator>
    <meta:document-statistic meta:table-count="5" meta:cell-count="2097" meta:object-count="0"/>
  </office:meta>
</office:document-meta>
</file>